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ebsite_puzz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ndom Search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0.695945945945946" calcext:value-type="float">
            <text:p>0.695945945945946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702702702702703" calcext:value-type="float">
            <text:p>0.702702702702703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695945945945946" calcext:value-type="float">
            <text:p>0.695945945945946</text:p>
          </table:table-cell>
          <table:table-cell office:value-type="float" office:value="0.986486486486486" calcext:value-type="float">
            <text:p>0.986486486486486</text:p>
          </table:table-cell>
        </table:table-row>
        <table:table-row table:style-name="ro1">
          <table:table-cell office:value-type="float" office:value="0.709459459459459" calcext:value-type="float">
            <text:p>0.709459459459459</text:p>
          </table:table-cell>
          <table:table-cell office:value-type="float" office:value="0.986486486486486" calcext:value-type="float">
            <text:p>0.986486486486486</text:p>
          </table:table-cell>
        </table:table-row>
        <table:table-row table:style-name="ro1">
          <table:table-cell office:value-type="float" office:value="0.709459459459459" calcext:value-type="float">
            <text:p>0.709459459459459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736486486486487" calcext:value-type="float">
            <text:p>0.736486486486487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655405405405405" calcext:value-type="float">
            <text:p>0.655405405405405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72972972972973" calcext:value-type="float">
            <text:p>0.72972972972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2702702702703" calcext:value-type="float">
            <text:p>0.702702702702703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702702702702703" calcext:value-type="float">
            <text:p>0.702702702702703</text:p>
          </table:table-cell>
          <table:table-cell office:value-type="float" office:value="0.986486486486486" calcext:value-type="float">
            <text:p>0.986486486486486</text:p>
          </table:table-cell>
        </table:table-row>
        <table:table-row table:style-name="ro1">
          <table:table-cell office:value-type="float" office:value="0.648648648648649" calcext:value-type="float">
            <text:p>0.648648648648649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648648648648649" calcext:value-type="float">
            <text:p>0.648648648648649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689189189189189" calcext:value-type="float">
            <text:p>0.689189189189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8918918918919" calcext:value-type="float">
            <text:p>0.668918918918919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695945945945946" calcext:value-type="float">
            <text:p>0.695945945945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6486486486487" calcext:value-type="float">
            <text:p>0.736486486486487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716216216216216" calcext:value-type="float">
            <text:p>0.716216216216216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689189189189189" calcext:value-type="float">
            <text:p>0.689189189189189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675675675675676" calcext:value-type="float">
            <text:p>0.675675675675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8918918918919" calcext:value-type="float">
            <text:p>0.668918918918919</text:p>
          </table:table-cell>
          <table:table-cell office:value-type="float" office:value="0.986486486486486" calcext:value-type="float">
            <text:p>0.986486486486486</text:p>
          </table:table-cell>
        </table:table-row>
        <table:table-row table:style-name="ro1">
          <table:table-cell office:value-type="float" office:value="0.675675675675676" calcext:value-type="float">
            <text:p>0.675675675675676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682432432432432" calcext:value-type="float">
            <text:p>0.682432432432432</text:p>
          </table:table-cell>
          <table:table-cell office:value-type="float" office:value="0.972972972972973" calcext:value-type="float">
            <text:p>0.972972972972973</text:p>
          </table:table-cell>
        </table:table-row>
        <table:table-row table:style-name="ro1">
          <table:table-cell office:value-type="float" office:value="0.655405405405405" calcext:value-type="float">
            <text:p>0.655405405405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5945945945946" calcext:value-type="float">
            <text:p>0.695945945945946</text:p>
          </table:table-cell>
          <table:table-cell office:value-type="float" office:value="0.986486486486486" calcext:value-type="float">
            <text:p>0.986486486486486</text:p>
          </table:table-cell>
        </table:table-row>
        <table:table-row table:style-name="ro1">
          <table:table-cell office:value-type="float" office:value="0.777027027027027" calcext:value-type="float">
            <text:p>0.777027027027027</text:p>
          </table:table-cell>
          <table:table-cell office:value-type="float" office:value="0.972972972972973" calcext:value-type="float">
            <text:p>0.972972972972973</text:p>
          </table:table-cell>
        </table:table-row>
        <table:table-row table:style-name="ro1">
          <table:table-cell office:value-type="float" office:value="0.736486486486487" calcext:value-type="float">
            <text:p>0.736486486486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9459459459459" calcext:value-type="float">
            <text:p>0.709459459459459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682432432432432" calcext:value-type="float">
            <text:p>0.682432432432432</text:p>
          </table:table-cell>
          <table:table-cell office:value-type="float" office:value="0.993243243243243" calcext:value-type="float">
            <text:p>0.993243243243243</text:p>
          </table:table-cell>
        </table:table-row>
        <table:table-row table:style-name="ro1">
          <table:table-cell office:value-type="float" office:value="0.655405405405405" calcext:value-type="float">
            <text:p>0.65540540540540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andom_gen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ndom Search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float" office:value="0.852631578947368" calcext:value-type="float">
            <text:p>0.852631578947368</text:p>
          </table:table-cell>
          <table:table-cell office:value-type="float" office:value="0.990291262135922" calcext:value-type="float">
            <text:p>0.990291262135922</text:p>
          </table:table-cell>
        </table:table-row>
        <table:table-row table:style-name="ro1">
          <table:table-cell office:value-type="float" office:value="0.872340425531915" calcext:value-type="float">
            <text:p>0.872340425531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9191919191919" calcext:value-type="float">
            <text:p>0.919191919191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7755102040816" calcext:value-type="float">
            <text:p>0.887755102040816</text:p>
          </table:table-cell>
          <table:table-cell office:value-type="float" office:value="0.968421052631579" calcext:value-type="float">
            <text:p>0.968421052631579</text:p>
          </table:table-cell>
        </table:table-row>
        <table:table-row table:style-name="ro1">
          <table:table-cell office:value-type="float" office:value="0.950980392156863" calcext:value-type="float">
            <text:p>0.950980392156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247311827957" calcext:value-type="float">
            <text:p>0.89247311827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4583333333333" calcext:value-type="float">
            <text:p>0.864583333333333</text:p>
          </table:table-cell>
          <table:table-cell office:value-type="float" office:value="0.97979797979798" calcext:value-type="float">
            <text:p>0.97979797979798</text:p>
          </table:table-cell>
        </table:table-row>
        <table:table-row table:style-name="ro1">
          <table:table-cell office:value-type="float" office:value="0.928571428571429" calcext:value-type="float">
            <text:p>0.928571428571429</text:p>
          </table:table-cell>
          <table:table-cell office:value-type="float" office:value="0.989583333333333" calcext:value-type="float">
            <text:p>0.989583333333333</text:p>
          </table:table-cell>
        </table:table-row>
        <table:table-row table:style-name="ro1">
          <table:table-cell office:value-type="float" office:value="0.896907216494845" calcext:value-type="float">
            <text:p>0.896907216494845</text:p>
          </table:table-cell>
          <table:table-cell office:value-type="float" office:value="0.988505747126437" calcext:value-type="float">
            <text:p>0.988505747126437</text:p>
          </table:table-cell>
        </table:table-row>
        <table:table-row table:style-name="ro1">
          <table:table-cell office:value-type="float" office:value="0.897959183673469" calcext:value-type="float">
            <text:p>0.897959183673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0891089108911" calcext:value-type="float">
            <text:p>0.910891089108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2038834951456" calcext:value-type="float">
            <text:p>0.932038834951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5164835164835" calcext:value-type="float">
            <text:p>0.835164835164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4583333333333" calcext:value-type="float">
            <text:p>0.86458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989690721649485" calcext:value-type="float">
            <text:p>0.989690721649485</text:p>
          </table:table-cell>
        </table:table-row>
        <table:table-row table:style-name="ro1">
          <table:table-cell office:value-type="float" office:value="0.885416666666667" calcext:value-type="float">
            <text:p>0.885416666666667</text:p>
          </table:table-cell>
          <table:table-cell office:value-type="float" office:value="0.989130434782608" calcext:value-type="float">
            <text:p>0.989130434782608</text:p>
          </table:table-cell>
        </table:table-row>
        <table:table-row table:style-name="ro1">
          <table:table-cell office:value-type="float" office:value="0.919191919191919" calcext:value-type="float">
            <text:p>0.919191919191919</text:p>
          </table:table-cell>
          <table:table-cell office:value-type="float" office:value="0.98019801980198" calcext:value-type="float">
            <text:p>0.98019801980198</text:p>
          </table:table-cell>
        </table:table-row>
        <table:table-row table:style-name="ro1">
          <table:table-cell office:value-type="float" office:value="0.840909090909091" calcext:value-type="float">
            <text:p>0.840909090909091</text:p>
          </table:table-cell>
          <table:table-cell office:value-type="float" office:value="0.989583333333333" calcext:value-type="float">
            <text:p>0.989583333333333</text:p>
          </table:table-cell>
        </table:table-row>
        <table:table-row table:style-name="ro1">
          <table:table-cell office:value-type="float" office:value="0.919191919191919" calcext:value-type="float">
            <text:p>0.919191919191919</text:p>
          </table:table-cell>
          <table:table-cell office:value-type="float" office:value="0.98876404494382" calcext:value-type="float">
            <text:p>0.98876404494382</text:p>
          </table:table-cell>
        </table:table-row>
        <table:table-row table:style-name="ro1">
          <table:table-cell office:value-type="float" office:value="0.872340425531915" calcext:value-type="float">
            <text:p>0.872340425531915</text:p>
          </table:table-cell>
          <table:table-cell office:value-type="float" office:value="0.978494623655914" calcext:value-type="float">
            <text:p>0.978494623655914</text:p>
          </table:table-cell>
        </table:table-row>
        <table:table-row table:style-name="ro1">
          <table:table-cell office:value-type="float" office:value="0.970588235294117" calcext:value-type="float">
            <text:p>0.970588235294117</text:p>
          </table:table-cell>
          <table:table-cell office:value-type="float" office:value="0.977011494252874" calcext:value-type="float">
            <text:p>0.977011494252874</text:p>
          </table:table-cell>
        </table:table-row>
        <table:table-row table:style-name="ro1">
          <table:table-cell office:value-type="float" office:value="0.910891089108911" calcext:value-type="float">
            <text:p>0.910891089108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1372549019608" calcext:value-type="float">
            <text:p>0.931372549019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1153846153846" calcext:value-type="float">
            <text:p>0.971153846153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1923076923077" calcext:value-type="float">
            <text:p>0.95192307692307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04:25.857470538</meta:creation-date>
    <dc:date>2018-09-16T17:55:34.345888371</dc:date>
    <meta:editing-duration>PT40M58S</meta:editing-duration>
    <meta:editing-cycles>2</meta:editing-cycles>
    <meta:generator>LibreOffice/6.0.3.2$Linux_X86_64 LibreOffice_project/00m0$Build-2</meta:generator>
    <meta:document-statistic meta:table-count="2" meta:cell-count="124" meta:object-count="0"/>
  </office:meta>
</office:document-meta>
</file>